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4.616cm"/>
    </style:style>
    <style:style style:name="co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 style:data-style-name="N3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2">
            <text:p>server</text:p>
          </table:table-cell>
          <table:table-cell office:value-type="string" calcext:value-type="string">
            <text:p>initConfig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29" calcext:value-type="date">
            <text:p>16年1月29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init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29" calcext:value-type="date">
            <text:p>16年1月29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reateCommandMap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1-30" calcext:value-type="date">
            <text:p>16年1月30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1-30" calcext:value-type="date">
            <text:p>16年1月30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getTcpListenFd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31" calcext:value-type="date">
            <text:p>16年1月3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getTcpConnectFd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2-01" calcext:value-type="date">
            <text:p>16年2月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0">
            <text:p>client</text:p>
          </table:table-cell>
          <table:table-cell office:value-type="string" calcext:value-type="string">
            <text:p>resolveInputBuff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1" calcext:value-type="date">
            <text:p>16年2月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endReply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2" calcext:value-type="date">
            <text:p>16年2月2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executeComm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3" calcext:value-type="date">
            <text:p>16年2月3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10">
            <text:p>EventPoll</text:p>
          </table:table-cell>
          <table:table-cell office:value-type="string" calcext:value-type="string">
            <text:p>createEventPoll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2-02" calcext:value-type="date">
            <text:p>16年2月2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3">
          <table:covered-table-cell table:style-name="ce3"/>
          <table:table-cell office:value-type="string" calcext:value-type="string">
            <text:p>createFileEvent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5" office:value-type="date" office:date-value="2016-02-02" calcext:value-type="date">
            <text:p>16年2月2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 table:style-name="ce3"/>
          <table:table-cell office:value-type="string" calcext:value-type="string">
            <text:p>removeFileEv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2" calcext:value-type="date">
            <text:p>16年2月2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 table:style-name="ce3"/>
          <table:table-cell office:value-type="string" calcext:value-type="string">
            <text:p>processEven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date" office:date-value="2016-02-05" calcext:value-type="date">
            <text:p>16年2月5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8">
            <text:p>DataBase</text:p>
          </table:table-cell>
          <table:table-cell office:value-type="string" calcext:value-type="string">
            <text:p>ValueObj 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05" calcext:value-type="date">
            <text:p>16年2月5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StringObj 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06" calcext:value-type="date">
            <text:p>16年2月6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6">
            <text:p>Command</text:p>
          </table:table-cell>
          <table:table-cell office:value-type="string" calcext:value-type="string">
            <text:p>Get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06" calcext:value-type="date">
            <text:p>16年2月6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Set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07" calcext:value-type="date">
            <text:p>16年2月7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Del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08" calcext:value-type="date">
            <text:p>16年2月8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4" office:value-type="string" calcext:value-type="string" table:number-columns-spanned="1" table:number-rows-spanned="17">
            <text:p>Cabinet-client</text:p>
          </table:table-cell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00／00／00</text:date>, <text:time style:data-style-name="N2" text:time-value="11:34:48.707258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31S</meta:editing-duration>
    <meta:editing-cycles>13</meta:editing-cycles>
    <meta:generator>LibreOffice/4.2.8.2$Linux_X86_64 LibreOffice_project/420m0$Build-2</meta:generator>
    <dc:date>2016-02-05T12:32:57.313796337</dc:date>
    <meta:document-statistic meta:table-count="3" meta:cell-count="80" meta:object-count="0"/>
    <meta:user-defined meta:name="Info 1"/>
    <meta:user-defined meta:name="Info 2"/>
    <meta:user-defined meta:name="Info 3"/>
    <meta:user-defined meta:name="Info 4"/>
  </office:meta>
</office:document-meta>
</file>